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203d60"/>
    </style:style>
    <style:style style:name="T3" style:family="text">
      <style:text-properties style:font-name="monospace" fo:font-size="12pt"/>
    </style:style>
    <style:style style:name="T4" style:family="text">
      <style:text-properties style:font-name="monospace" fo:font-size="12pt" officeooo:rsid="00203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« Caractère accentué et symbole</text:span> <text:span text:style-name="T4">€</text:span><text:span text:style-name="T1">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3:44:13.920655830</meta:creation-date>
    <dc:date>2021-11-12T13:57:54.244788495</dc:date>
    <meta:editing-duration>PT1M11S</meta:editing-duration>
    <meta:editing-cycles>3</meta:editing-cycles>
    <meta:generator>LibreOffice/7.1.6.2.0$Linux_X86_64 LibreOffice_project/10$Build-2</meta:generator>
    <meta:document-statistic meta:table-count="0" meta:image-count="0" meta:object-count="0" meta:page-count="1" meta:paragraph-count="1" meta:word-count="6" meta:character-count="34" meta:non-whitespace-character-count="29"/>
  </office:meta>
</office:document-meta>
</file>